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7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1.177cm"/>
    </style:style>
    <style:style style:name="co6" style:family="table-column">
      <style:table-column-properties fo:break-before="auto" style:column-width="3.879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1" office:value-type="string" calcext:value-type="string">
            <text:p>indek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onkurs1</text:p>
          </table:table-cell>
          <table:table-cell table:style-name="ce1" office:value-type="string" calcext:value-type="string">
            <text:p>Inne</text:p>
          </table:table-cell>
          <table:table-cell table:style-name="ce1" office:value-type="string" calcext:value-type="string">
            <text:p>Suma</text:p>
          </table:table-cell>
          <table:table-cell table:style-name="ce1" office:value-type="string" calcext:value-type="string">
            <text:p>Ocena</text:p>
          </table:table-cell>
          <table:table-cell table:style-name="ce4"/>
          <table:table-cell table:style-name="ce1" office:value-type="string" calcext:value-type="string">
            <text:p>od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ocena</text:p>
          </table:table-cell>
          <table:table-cell table:number-columns-repeated="1003"/>
        </table:table-row>
        <table:table-row table:style-name="ro1">
          <table:table-cell table:style-name="ce1" office:value-type="float" office:value="375130" calcext:value-type="float">
            <text:p>37513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.5" calcext:value-type="float">
            <text:p>3,5</text:p>
          </table:table-cell>
          <table:table-cell table:style-name="ce4"/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1" office:value-type="float" office:value="375535" calcext:value-type="float">
            <text:p>375535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style-name="ce1" office:value-type="float" office:value="375132" calcext:value-type="float">
            <text:p>375132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.5" calcext:value-type="float">
            <text:p>3,5</text:p>
          </table:table-cell>
          <table:table-cell table:style-name="ce4"/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1" office:value-type="float" office:value="375139" calcext:value-type="float">
            <text:p>375139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.5" calcext:value-type="float">
            <text:p>3,5</text:p>
          </table:table-cell>
          <table:table-cell table:style-name="ce4"/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.5" calcext:value-type="float">
            <text:p>4,5</text:p>
          </table:table-cell>
          <table:table-cell table:number-columns-repeated="1003"/>
        </table:table-row>
        <table:table-row table:style-name="ro1">
          <table:table-cell table:style-name="ce1" office:value-type="float" office:value="407201" calcext:value-type="float">
            <text:p>407201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4"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1" office:value-type="float" office:value="362618" calcext:value-type="float">
            <text:p>362618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50" calcext:value-type="float">
            <text:p>375150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2778" calcext:value-type="float">
            <text:p>412778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74" calcext:value-type="float">
            <text:p>37517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4"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76" calcext:value-type="float">
            <text:p>375176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9787" calcext:value-type="float">
            <text:p>419787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number-columns-repeated="2"/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92" calcext:value-type="float">
            <text:p>375192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94" calcext:value-type="float">
            <text:p>37519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196" calcext:value-type="float">
            <text:p>37519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9791" calcext:value-type="float">
            <text:p>419791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.5" calcext:value-type="float">
            <text:p>4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92484" calcext:value-type="float">
            <text:p>39248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07345" calcext:value-type="float">
            <text:p>407345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/>
          <table:table-cell table:style-name="ce4" table:number-columns-repeated="5"/>
          <table:table-cell table:number-columns-repeated="1003"/>
        </table:table-row>
        <table:table-row table:style-name="ro1">
          <table:table-cell table:style-name="ce1" office:value-type="float" office:value="407265" calcext:value-type="float">
            <text:p>407265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2073" calcext:value-type="float">
            <text:p>372073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/>
          <table:table-cell table:style-name="ce4" table:number-columns-repeated="5"/>
          <table:table-cell table:number-columns-repeated="1003"/>
        </table:table-row>
        <table:table-row table:style-name="ro1">
          <table:table-cell table:style-name="ce1" office:value-type="float" office:value="294063" calcext:value-type="float">
            <text:p>294063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84226" calcext:value-type="float">
            <text:p>38422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9795" calcext:value-type="float">
            <text:p>419795</text:p>
          </table:table-cell>
          <table:table-cell table:number-columns-repeated="7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62669" calcext:value-type="float">
            <text:p>362669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number-columns-repeated="4"/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07341" calcext:value-type="float">
            <text:p>40734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4"/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62825" calcext:value-type="float">
            <text:p>362825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150904" calcext:value-type="float">
            <text:p>150904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43" calcext:value-type="float">
            <text:p>375243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4" table:number-columns-repeated="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50" calcext:value-type="float">
            <text:p>37525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40" calcext:value-type="float">
            <text:p>37524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number-columns-repeated="2"/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53" calcext:value-type="float">
            <text:p>375253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62680" calcext:value-type="float">
            <text:p>36268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75257" calcext:value-type="float">
            <text:p>375257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4"/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412780" calcext:value-type="float">
            <text:p>412780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.5" calcext:value-type="float">
            <text:p>3,5</text:p>
          </table:table-cell>
          <table:table-cell table:style-name="ce4" table:number-columns-repeated="4"/>
          <table:table-cell table:number-columns-repeated="1003"/>
        </table:table-row>
        <table:table-row table:style-name="ro1">
          <table:table-cell table:style-name="ce1" office:value-type="float" office:value="384077" calcext:value-type="float">
            <text:p>384077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/>
          <table:table-cell table:style-name="ce4" table:number-columns-repeated="5"/>
          <table:table-cell table:number-columns-repeated="1003"/>
        </table:table-row>
        <table:table-row table:style-name="ro1">
          <table:table-cell table:style-name="ce1" office:value-type="float" office:value="375286" calcext:value-type="float">
            <text:p>37528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4" table:number-columns-repeated="2"/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0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 table:number-rows-repeated="964">
          <table:table-cell table:number-columns-repeated="2"/>
          <table:table-cell table:style-name="ce2" table:number-columns-repeated="9"/>
          <table:table-cell table:number-columns-repeated="1013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.00.0000</text:date>, <text:time style:data-style-name="N2" text:time-value="01:21:59.51631316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31T01:22:39.722325364</dc:date>
    <meta:editing-duration>PT1M15S</meta:editing-duration>
    <meta:editing-cycles>8</meta:editing-cycles>
    <meta:document-statistic meta:table-count="1" meta:cell-count="453" meta:object-count="0"/>
  </office:meta>
</office:document-meta>
</file>